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6.51cm">
          <text:p/>
        </draw:line>
        <draw:frame draw:style-name="gr3" draw:text-style-name="P5" draw:layer="layout" svg:width="5.08cm" svg:height="8.783cm" svg:x="0.635cm" svg:y="8.255cm">
          <draw:text-box>
            <text:p text:style-name="P4"><text:span text:style-name="T2">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/></text:p>
            <text:p text:style-name="P4"><text:span text:style-name="T2"/></text:p>
          </draw:text-box>
        </draw:frame>
        <draw:line draw:style-name="gr2" draw:text-style-name="P3" draw:layer="layout" svg:x1="15.24cm" svg:y1="16.51cm" svg:x2="0.635cm" svg:y2="16.51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5.116cm" svg:height="4.043cm" svg:x="0.635cm" svg:y="4.212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</draw:text-box>
        </draw:frame>
        <draw:line draw:style-name="gr2" draw:text-style-name="P3" draw:layer="layout" svg:x1="0.635cm" svg:y1="8.255cm" svg:x2="15.24cm" svg:y2="8.25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  <draw:frame draw:style-name="gr3" draw:text-style-name="P5" draw:layer="layout" svg:width="5.08cm" svg:height="8.309cm" svg:x="5.715cm" svg:y="8.201cm">
          <draw:text-box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/></text:p>
          </draw:text-box>
        </draw:frame>
        <draw:custom-shape draw:style-name="gr1" draw:text-style-name="P2" draw:layer="layout" svg:width="14.605cm" svg:height="0.635cm" svg:x="0.635cm" svg:y="3.175cm">
          <text:p text:style-name="P6"><text:span text:style-name="T1">+ <text:s/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8.255cm" svg:x2="5.715cm" svg:y2="16.51cm">
          <text:p/>
        </draw:line>
        <draw:frame draw:style-name="gr4" draw:text-style-name="P5" draw:layer="layout" svg:width="5.116cm" svg:height="3.569cm" svg:x="5.715cm" svg:y="4.445cm">
          <draw:text-box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frame draw:style-name="gr3" draw:text-style-name="P5" draw:layer="layout" svg:width="5.08cm" svg:height="8.255cm" svg:x="10.795cm" svg:y="8.255cm">
          <draw:text-box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TimeZon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line draw:style-name="gr2" draw:text-style-name="P3" draw:layer="layout" svg:x1="10.795cm" svg:y1="8.255cm" svg:x2="10.795cm" svg:y2="16.51cm">
          <text:p/>
        </draw:line>
        <draw:custom-shape draw:style-name="gr1" draw:text-style-name="P2" draw:layer="layout" svg:width="14.605cm" svg:height="0.635cm" svg:x="0.637cm" svg:y="2.542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4T12:16:37.84</dc:date>
    <dc:language>en-US</dc:language>
    <meta:editing-cycles>17</meta:editing-cycles>
    <meta:editing-duration>PT02H16M17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